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1/ Commit :</text:span> C’est la commande qui donne à Git toute sa puissance. Quand vous “committez”, vous prenez un “instantané”, une “photo” de votre dépôt à ce stade, vous donnant un point de contrôle que vous pouvez ensuite réévaluer ou restaurer votre projet à un état précédent.</text:p>
      <text:p text:style-name="Text_20_body"><text:span text:style-name="Strong_20_Emphasis">3/ Branche :</text:span> Comment plusieurs personnes travaillant sur un projet en même temps sans que Git ne s’embrouille ? Habituellement, elles se “débranchent” du projet principal avec leurs propres versions complètes des modifications qu’elles ont chacune produites de leur côté. Après avoir terminé, il est temps de “fusionner” cette branche pour la ramener vers la branche “master”, le répertoire principal du projet.</text:p>
      <text:p text:style-name="Standard"/>
      <text:p text:style-name="Standard"/>
      <text:p text:style-name="Standard">Git stocke les données comme des instantanés du projet au cours du temps.</text:p>
      <text:p text:style-name="Standard"/>
      <text:p text:style-name="Standard"/>
      <text:p text:style-name="Standard"/>
      <text:p text:style-name="Standard">Cela signifie que vous avez quasi-instantanément accès à l’historique du projet. Si vous souhaitez connaître les modifications introduites entre la version actuelle d’un fichier et son état un mois auparavant, Git peut rechercher l’état du fichier un mois auparavant et réaliser le calcul de différence, au lieu d’avoir à demander cette différence à un serveur ou de devoir récupérer l’ancienne version sur le serveur pour calculer la différence localement.</text:p>
      <text:p text:style-name="Standard"/>
      <text:p text:style-name="Standard">si vous n’êtes pas connecté ou hors VPN. Si vous voyagez en train ou en avion et voulez avancer votre travail, vous pouvez continuer à gérer vos versions sans soucis en attendant de pouvoir de nouveau vous connecter pour partager votre travail.</text:p>
      <text:p text:style-name="Standard"/>
      <text:p text:style-name="Standard">Dans Git, tout est vérifié par une somme de contrôle avant d’être stocké et par la suite cette somme de contrôle, signature unique, sert de référence. Cela signifie qu’il est impossible de modifier le contenu d’un fichier ou d’un répertoire sans que Git ne s’en aperçoive.</text:p>
      <text:p text:style-name="Standard">Vous ne pouvez pas perdre des données en cours de transfert ou corrompre un fichier sans que Git ne puisse le détecter.</text:p>
      <text:p text:style-name="Standard">la somme de contrôle est appelé une empreinte SHA-1. </text:p>
      <text:p text:style-name="Standard"/>
      <text:p text:style-name="Text_20_body">il est très difficile de le perdre, spécialement si en plus vous synchronisez votre base de données locale avec un dépôt distant.</text:p>
      <text:p text:style-name="Text_20_body">Cela fait de l’usage de Git un vrai plaisir, car on peut expérimenter sans danger de casser définitivement son projet.</text:p>
      <text:p text:style-name="Text_20_body">Cette configuration facilite aussi le fait d’avoir plusieurs collaborateurs travaillant sur le même projet. Chacun de vous peut travailler seul sur son propre ordinateur, mais téléverser ou “push”er vos modifications vers le dépôt Github quand elles sont prêtes. Aussi allons-y.</text:p>
      <text:p text:style-name="Standard"/>
      <text:p text:style-name="Standard">Git gère trois états dans lesquels les fichiers peuvent résider : validé, modifié et indexé. Validé signifie que les données sont stockées en sécurité dans votre base de données locale. Modifié signifie que vous avez modifié le fichier mais qu’il n’a pas encore été validé en base. Indexé signifie que vous avez marqué un fichier modifié dans sa version actuelle pour qu’il fasse partie du prochain instantané du projet.</text:p>
      <text:p text:style-name="Standard"/>
      <text:p text:style-name="Text_20_body">L’utilisation standard de Git se passe comme suit :</text:p>
      <text:list xml:id="list2224436301869789705" text:style-name="L1">
        <text:list-item>
          <text:p text:style-name="P1">vous modifiez des fichiers dans votre répertoire de travail ;</text:p>
        </text:list-item>
        <text:list-item>
          <text:p text:style-name="P1">vous indexez les fichiers modifiés, ce qui ajoute des instantanés de ces fichiers dans la zone d’index ;</text:p>
        </text:list-item>
        <text:list-item>
          <text:p text:style-name="P1"><text:soft-page-break/>vous validez, ce qui a pour effet de basculer les instantanés des fichiers de l’index dans la base de données du répertoire Git.</text:p>
        </text:list-item>
      </text:list>
      <text:p text:style-name="Standard"/>
      <text:p text:style-name="Standard"/>
      <text:p text:style-name="Text_20_body"/>
      <text:p text:style-name="Text_20_body"><text:span text:style-name="Strong_20_Emphasis">Dépôt :</text:span> Un répertoire ou de l’espace de stockage où vos projets peuvent vivre. Parfois les utilisateurs GitHub raccourcissent ça en “repo”. Il peut être local sur un répertoire de votre ordinateur, ou ce peut être un espace de stockage sur GitHub ou un autre hébergeur en ligne. À l’intérieur d’un dépôt, Vous pouvez conserver des fichiers de code, des fichiers texte, des images.</text:p>
      <text:p text:style-name="Text_20_body"><text:span text:style-name="Strong_20_Emphasis">Contrôle de Version :</text:span> Fondamentalement, l’objectif pour lequel Git a été conçu. Quand vous avez un fichier Microsoft Word, vous l’écrasez à chaque fois que vous faites une nouvelle sauvegarde, ou vous sauvegardez plusieurs versions. Avec Git, vous n’êtes plus obligé de faire ça. Git conserve des “instantanés” de chaque point dans l’historique d’un projet, de sorte que vous ne pouvez jamais le perdre ou l’écraser.</text:p>
      <text:p text:style-name="Text_20_body"/>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6T08:51:40</meta:creation-date>
    <dc:date>2017-03-31T15:07:48</dc:date>
    <meta:editing-duration>PT8H23M58S</meta:editing-duration>
    <meta:editing-cycles>14</meta:editing-cycles>
    <meta:generator>OpenOffice/4.1.1$Unix OpenOffice.org_project/411m6$Build-9775</meta:generator>
    <meta:document-statistic meta:table-count="0" meta:image-count="0" meta:object-count="0" meta:page-count="2" meta:paragraph-count="18" meta:word-count="654" meta:character-count="3992"/>
  </office:meta>
</office:document-meta>
</file>